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.135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11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gr12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Batang" style:font-family-generic="roman" style:font-pitch="variable"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4pt" style:font-size-asian="4pt" style:font-size-complex="4pt"/>
    </style:style>
    <style:style style:name="P7" style:family="paragraph">
      <style:text-properties fo:font-family="Batang" style:font-family-generic="roman" style:font-pitch="variable" fo:font-size="4pt" style:font-size-asian="4pt" style:font-size-complex="4pt"/>
    </style:style>
    <style:style style:name="P8" style:family="paragraph">
      <style:text-properties fo:font-family="'Arial Rounded MT Bold'" style:font-family-generic="swiss" style:font-pitch="variable"/>
    </style:style>
    <style:style style:name="P9" style:family="paragraph">
      <style:text-properties fo:font-family="'Arial Rounded MT Bold'" style:font-family-generic="swiss" style:font-pitch="variable" fo:font-size="14pt" style:font-size-asian="14pt" style:font-size-complex="14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Batang" style:font-family-generic="swiss" style:font-pitch="variable" fo:font-size="12pt" style:font-size-asian="12pt" style:font-size-complex="12pt"/>
    </style:style>
    <style:style style:name="T10" style:family="text">
      <style:text-properties style:text-position="sub 58%" fo:font-family="Batang" style:font-family-generic="swiss" style:font-pitch="variable" fo:font-size="12pt" style:font-size-asian="12pt" style:font-size-complex="12pt"/>
    </style:style>
    <style:style style:name="T11" style:family="text">
      <style:text-properties fo:font-family="Batang" style:font-family-generic="roman" style:font-pitch="variable" fo:font-size="4pt" style:font-size-asian="4pt" style:font-size-complex="4pt"/>
    </style:style>
    <style:style style:name="T12" style:family="text">
      <style:text-properties fo:font-family="'Arial Rounded MT Bold'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13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14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6.467cm" svg:x2="19.415cm" svg:y2="6.467cm">
          <text:p/>
        </draw:line>
        <draw:line draw:style-name="gr1" draw:text-style-name="P1" draw:layer="layout" svg:x1="17.51cm" svg:y1="6.467cm" svg:x2="17.51cm" svg:y2="2.022cm">
          <text:p/>
        </draw:line>
        <draw:path draw:style-name="gr2" draw:text-style-name="P1" draw:layer="layout" svg:width="5.64cm" svg:height="1.483cm" draw:transform="rotate (-2.44677707837157) translate (17.9171756479624cm 3.80453398743295cm)" svg:viewBox="0 0 5641 1484" svg:d="m0-28152c0 0 1286-550 2180-632 1048-95 3461 1480 3461 1480">
          <text:p/>
        </draw:path>
        <draw:line draw:style-name="gr3" draw:text-style-name="P1" draw:layer="layout" svg:x1="16.875cm" svg:y1="4.4cm" svg:x2="16.875cm" svg:y2="6.467cm">
          <text:p/>
        </draw:line>
        <draw:line draw:style-name="gr3" draw:text-style-name="P1" draw:layer="layout" svg:x1="16.875cm" svg:y1="4.4cm" svg:x2="17.464cm" svg:y2="4.4cm">
          <text:p/>
        </draw:line>
        <draw:frame draw:style-name="gr4" draw:text-style-name="P2" draw:layer="layout" svg:width="0.798cm" svg:height="0.746cm" svg:x="17.109cm" svg:y="6.428cm">
          <draw:text-box>
            <text:p><text:span text:style-name="T1">0</text:span></text:p>
          </draw:text-box>
        </draw:frame>
        <draw:frame draw:style-name="gr4" draw:layer="layout" svg:width="1.315cm" svg:height="0.962cm" svg:x="13.065cm" svg:y="2.657cm">
          <draw:text-box>
            <text:p>3D</text:p>
          </draw:text-box>
        </draw:frame>
        <draw:frame draw:style-name="gr4" draw:text-style-name="P3" draw:layer="layout" svg:width="1.001cm" svg:height="0.922cm" svg:x="16.24cm" svg:y="6.428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17.51cm" svg:y="4.13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19.282cm" svg:y="6.032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17.562cm" svg:y="1.841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4" draw:layer="layout" svg:width="0.671cm" svg:height="0.53cm" svg:x="5.254cm" svg:y="37.77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746cm" svg:x="17.578cm" svg:y="2.776cm">
          <draw:text-box>
            <text:p><text:span text:style-name="T6">ρ</text:span></text:p>
          </draw:text-box>
        </draw:frame>
        <draw:line draw:style-name="gr1" draw:text-style-name="P1" draw:layer="layout" svg:x1="2.27cm" svg:y1="6.08cm" svg:x2="9.255cm" svg:y2="6.08cm">
          <text:p/>
        </draw:line>
        <draw:line draw:style-name="gr1" draw:text-style-name="P1" draw:layer="layout" svg:x1="7.35cm" svg:y1="6.08cm" svg:x2="7.35cm" svg:y2="1.635cm">
          <text:p/>
        </draw:line>
        <draw:path draw:style-name="gr2" draw:text-style-name="P1" draw:layer="layout" svg:width="5.68cm" svg:height="1.482cm" draw:transform="rotate (-2.44677707837157) translate (7.78798121398044cm 3.39185864727876cm)" svg:viewBox="0 0 5681 1483" svg:d="m0-14199c0 0 1326-898 2220-980 1048-95 3461 1479 3461 1479">
          <text:p/>
        </draw:path>
        <draw:line draw:style-name="gr3" draw:text-style-name="P1" draw:layer="layout" svg:x1="6.765cm" svg:y1="3.78cm" svg:x2="6.715cm" svg:y2="6.08cm">
          <text:p/>
        </draw:line>
        <draw:line draw:style-name="gr3" draw:text-style-name="P1" draw:layer="layout" svg:x1="6.761cm" svg:y1="3.685cm" svg:x2="7.35cm" svg:y2="3.685cm">
          <text:p/>
        </draw:line>
        <draw:frame draw:style-name="gr4" draw:text-style-name="P2" draw:layer="layout" svg:width="0.798cm" svg:height="0.746cm" svg:x="6.949cm" svg:y="6.041cm">
          <draw:text-box>
            <text:p><text:span text:style-name="T1">0</text:span></text:p>
          </draw:text-box>
        </draw:frame>
        <draw:frame draw:style-name="gr4" draw:layer="layout" svg:width="1.315cm" svg:height="0.962cm" svg:x="2.905cm" svg:y="2.27cm">
          <draw:text-box>
            <text:p>2D</text:p>
          </draw:text-box>
        </draw:frame>
        <draw:frame draw:style-name="gr4" draw:text-style-name="P3" draw:layer="layout" svg:width="1.001cm" svg:height="0.922cm" svg:x="6.08cm" svg:y="6.041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7.35cm" svg:y="3.357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9.122cm" svg:y="5.645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7.402cm" svg:y="1.782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746cm" svg:x="6.135cm" svg:y="40.97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5.255cm" svg:y="36.50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86cm" svg:height="0.922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4" draw:layer="layout" svg:width="0.671cm" svg:height="0.53cm" svg:x="3.767cm" svg:y="22.30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3.323cm" svg:y="21.9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3.324cm" svg:y="20.68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86cm" svg:height="0.922cm" svg:x="8.398cm" svg:y="25.46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7.921cm" svg:y1="15.151cm" svg:x2="14.906cm" svg:y2="15.151cm">
          <text:p/>
        </draw:line>
        <draw:line draw:style-name="gr1" draw:text-style-name="P1" draw:layer="layout" svg:x1="13.001cm" svg:y1="15.151cm" svg:x2="13.001cm" svg:y2="10.706cm">
          <text:p/>
        </draw:line>
        <draw:path draw:style-name="gr3" draw:text-style-name="P1" draw:layer="layout" svg:width="5.991cm" svg:height="1.56cm" draw:transform="rotate (-2.44677707837157) translate (13.5871151797039cm 12.1180184379251cm)" svg:viewBox="0 0 5992 1561" svg:d="m0-35024c215-258 449-390 631-474 732-337 1717-494 2480-517 895-13 2881 1560 2881 1560">
          <text:p/>
        </draw:path>
        <draw:line draw:style-name="gr3" draw:text-style-name="P1" draw:layer="layout" svg:x1="11.873cm" svg:y1="13.43cm" svg:x2="11.873cm" svg:y2="15.151cm">
          <text:p/>
        </draw:line>
        <draw:line draw:style-name="gr3" draw:text-style-name="P1" draw:layer="layout" svg:x1="11.908cm" svg:y1="13.418cm" svg:x2="13.001cm" svg:y2="13.43cm">
          <text:p/>
        </draw:line>
        <draw:frame draw:style-name="gr4" draw:text-style-name="P2" draw:layer="layout" svg:width="0.798cm" svg:height="0.746cm" svg:x="12.824cm" svg:y="15.112cm">
          <draw:text-box>
            <text:p><text:span text:style-name="T1">0</text:span></text:p>
          </draw:text-box>
        </draw:frame>
        <draw:frame draw:style-name="gr4" draw:text-style-name="P3" draw:id="id2" draw:layer="layout" svg:width="1.133cm" svg:height="0.806cm" svg:x="14.335cm" svg:y="12.259cm">
          <draw:text-box>
            <text:p text:style-name="P3"><text:span text:style-name="T8">3D</text:span></text:p>
          </draw:text-box>
        </draw:frame>
        <draw:frame draw:style-name="gr4" draw:text-style-name="P5" draw:layer="layout" svg:width="0.93cm" svg:height="0.826cm" svg:x="11.084cm" svg:y="15.112cm">
          <draw:text-box>
            <text:p text:style-name="P5"><text:span text:style-name="T9">E</text:span><text:span text:style-name="T10">1</text:span></text:p>
          </draw:text-box>
        </draw:frame>
        <draw:frame draw:style-name="gr4" draw:text-style-name="P2" draw:layer="layout" svg:width="1.264cm" svg:height="0.746cm" svg:x="12.785cm" svg:y="13.107cm">
          <draw:text-box>
            <text:p><text:span text:style-name="T1">1/v</text:span></text:p>
          </draw:text-box>
        </draw:frame>
        <draw:frame draw:style-name="gr6" draw:text-style-name="P7" draw:layer="layout" svg:width="0.794cm" svg:height="0.395cm" svg:x="11.395cm" svg:y="15.112cm">
          <draw:text-box>
            <text:p text:style-name="P6"><text:span text:style-name="T11">(2D)</text:span></text:p>
          </draw:text-box>
        </draw:frame>
        <draw:frame draw:style-name="gr4" draw:text-style-name="P2" draw:layer="layout" svg:width="1.514cm" svg:height="0.746cm" svg:x="13.053cm" svg:y="10.525cm">
          <draw:text-box>
            <text:p><text:span text:style-name="T1">S(E)</text:span></text:p>
          </draw:text-box>
        </draw:frame>
        <draw:frame draw:style-name="gr4" draw:text-style-name="P9" draw:layer="layout" svg:width="0.997cm" svg:height="0.823cm" svg:x="13.065cm" svg:y="11.795cm">
          <draw:text-box>
            <text:p text:style-name="P8"><text:span text:style-name="T12">ρ</text:span></text:p>
          </draw:text-box>
        </draw:frame>
        <draw:path draw:style-name="gr2" draw:text-style-name="P1" draw:layer="layout" svg:width="5.441cm" svg:height="1.475cm" draw:transform="skewX (-0.0905825881784886) rotate (-2.49163204014782) translate (13.4573221625101cm 12.7602113494075cm)" svg:viewBox="0 0 5442 1476" svg:d="m0-35931c748-364 1801-662 2663-673s2779 1475 2779 1475">
          <text:p/>
        </draw:path>
        <draw:frame draw:style-name="gr4" draw:text-style-name="P3" draw:id="id1" draw:layer="layout" svg:width="1.133cm" svg:height="0.806cm" svg:x="9.392cm" svg:y="11.795cm">
          <draw:text-box>
            <text:p text:style-name="P3"><text:span text:style-name="T8">2D</text:span></text:p>
          </draw:text-box>
        </draw:frame>
        <draw:connector draw:style-name="gr7" draw:text-style-name="P1" draw:layer="layout" draw:type="curve" draw:line-skew="-0.426cm" svg:x1="10.525cm" svg:y1="12.198cm" svg:x2="12.072cm" svg:y2="13.064cm" draw:start-shape="id1" draw:start-glue-point="1" svg:d="m10525 12198c897 0 124 866 1547 866">
          <text:p/>
        </draw:connector>
        <draw:connector draw:style-name="gr7" draw:text-style-name="P1" draw:layer="layout" draw:type="curve" svg:x1="14.335cm" svg:y1="12.662cm" svg:x2="12.598cm" svg:y2="13.03cm" draw:start-shape="id2" draw:start-glue-point="3" svg:d="m14335 12662c-1678 0-810 368-1737 368">
          <text:p/>
        </draw:connector>
        <draw:frame draw:style-name="gr4" draw:text-style-name="P2" draw:layer="layout" svg:width="0.832cm" svg:height="0.746cm" svg:x="14.773cm" svg:y="14.716cm">
          <draw:text-box>
            <text:p><text:span text:style-name="T1">E</text:span></text:p>
          </draw:text-box>
        </draw:frame>
        <draw:line draw:style-name="gr3" draw:text-style-name="P1" draw:layer="layout" svg:x1="12.287cm" svg:y1="13.43cm" svg:x2="12.287cm" svg:y2="15.151cm">
          <text:p/>
        </draw:line>
        <draw:frame draw:style-name="gr4" draw:text-style-name="P5" draw:layer="layout" svg:width="0.93cm" svg:height="0.826cm" svg:x="11.94cm" svg:y="15.112cm">
          <draw:text-box>
            <text:p text:style-name="P5"><text:span text:style-name="T9">E</text:span><text:span text:style-name="T10">1</text:span></text:p>
          </draw:text-box>
        </draw:frame>
        <draw:frame draw:style-name="gr6" draw:text-style-name="P7" draw:layer="layout" svg:width="0.794cm" svg:height="0.395cm" svg:x="12.249cm" svg:y="15.112cm">
          <draw:text-box>
            <text:p text:style-name="P6"><text:span text:style-name="T11">(3D)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.54cm" svg:height="2.54cm" svg:x="6.398cm" svg:y="3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445cm" svg:height="4.445cm" svg:x="5.44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52cm" svg:height="0.922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746cm" svg:x="8.397cm" svg:y="2.905cm">
          <draw:text-box>
            <text:p><text:span text:style-name="T13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3cm" svg:height="0.746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38cm" svg:height="0.746cm" svg:x="5.445cm" svg:y="10.342cm">
          <draw:text-box>
            <text:p><text:span text:style-name="T1">1/</text:span><text:span text:style-name="T13">ρ</text:span></text:p>
          </draw:text-box>
        </draw:frame>
        <draw:frame draw:style-name="gr4" draw:text-style-name="P2" draw:layer="layout" svg:width="0.798cm" svg:height="0.746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2.488cm" svg:height="0.922cm" svg:x="7.398cm" svg:y="21.955cm">
          <draw:text-box>
            <text:p><text:span text:style-name="T1">V</text:span><text:span text:style-name="T14">th</text:span><text:span text:style-name="T1">(1)&lt;V</text:span></text:p>
          </draw:text-box>
        </draw:frame>
        <draw:frame draw:style-name="gr4" draw:text-style-name="P2" draw:layer="layout" svg:width="0.798cm" svg:height="0.746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9cm" draw:transform="rotate (-0.614530429628274) translate (6.596cm 11.16cm)" svg:viewBox="0 0 4979 791" svg:d="m0 10630c0 0 1283 592 2233 756 885 153 1404-214 2746-756">
          <text:p/>
        </draw:path>
        <draw:frame draw:style-name="gr4" draw:text-style-name="P3" draw:layer="layout" svg:width="1.086cm" svg:height="0.922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10" draw:text-style-name="P4" draw:layer="layout" svg:width="0.671cm" svg:height="0.928cm" svg:x="3.813cm" svg:y="23.918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3.369cm" svg:y="23.567cm">
          <draw:text-box>
            <text:p><text:span text:style-name="T1">E</text:span><text:span text:style-name="T4">(3D)</text:span></text:p>
          </draw:text-box>
        </draw:frame>
        <draw:frame draw:style-name="gr4" draw:text-style-name="P2" draw:layer="layout" svg:width="1.027cm" svg:height="0.775cm" svg:x="8.453cm" svg:y="25.462cm">
          <draw:text-box>
            <text:p><text:span text:style-name="T1">N</text:span><text:span text:style-name="T4">*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3.324cm" svg:y="20.685cm">
          <draw:text-box>
            <text:p><text:span text:style-name="T1">E</text:span><text:span text:style-name="T4">(3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4.63cm" svg:height="2.356cm" draw:transform="rotate (-0.413468499798564) translate (5.78703468098182cm 23.2965713051484cm)" svg:viewBox="0 0 4631 2357" svg:d="m0 40374c0 0 837-343 1222-750s1313-1231 2012-1521 1397 245 1397 245">
          <text:p/>
        </draw:path>
        <draw:frame draw:style-name="gr4" draw:text-style-name="P3" draw:layer="layout" svg:width="1.086cm" svg:height="0.922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8564) translate (5.73112828137366cm 22.2611986141387cm)" svg:viewBox="0 0 5098 2243" svg:d="m0 38408c0 0 793-477 1118-819 446-470 944-1396 1669-1423 1186-43 2311 1258 2311 1258">
          <text:p/>
        </draw:path>
        <draw:line draw:style-name="gr3" draw:text-style-name="P1" draw:layer="layout" svg:x1="8.85cm" svg:y1="25.408cm" svg:x2="8.85cm" svg:y2="24.773cm">
          <text:p/>
        </draw:lin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2" draw:layer="layout" svg:width="2.577cm" svg:height="0.922cm" svg:x="9.849cm" svg:y="23.225cm">
          <draw:text-box>
            <text:p><text:span text:style-name="T1">V</text:span><text:span text:style-name="T14">th</text:span><text:span text:style-name="T1">(N)&gt;V</text:span></text:p>
          </draw:text-box>
        </draw:frame>
        <draw:frame draw:style-name="gr4" draw:text-style-name="P2" draw:layer="layout" svg:width="1.896cm" svg:height="0.922cm" svg:x="4.815cm" svg:y="8.912cm">
          <draw:text-box>
            <text:p><text:span text:style-name="T1">V</text:span><text:span text:style-name="T14">th</text:span><text:span text:style-name="T1">(N)</text:span></text:p>
          </draw:text-box>
        </draw:frame>
        <draw:line draw:style-name="gr11" draw:text-style-name="P1" draw:layer="layout" svg:x1="8.62cm" svg:y1="22.59cm" svg:x2="7.765cm" svg:y2="23.319cm">
          <text:p/>
        </draw:line>
        <draw:line draw:style-name="gr11" draw:text-style-name="P1" draw:layer="layout" svg:x1="9.89cm" svg:y1="23.861cm" svg:x2="8.954cm" svg:y2="24.676cm">
          <text:p/>
        </draw:line>
        <draw:path draw:style-name="gr12" draw:text-style-name="P1" draw:layer="layout" svg:width="1.465cm" svg:height="0.067cm" draw:transform="rotate (2.36544473522747) translate (7.871cm 23.728cm)" svg:viewBox="0 0 1466 68" svg:d="m0-22838c0 0 1092 153 1466 1">
          <text:p/>
        </draw:path>
        <draw:path draw:style-name="gr12" draw:text-style-name="P1" draw:layer="layout" svg:width="1.465cm" svg:height="0.067cm" draw:transform="rotate (2.36544473522747) translate (8.917cm 24.755cm)" svg:viewBox="0 0 1466 68" svg:d="m0-22838c0 0 1092 153 1466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0-12-10T23:25:12</dc:date>
    <dc:creator>guojun zhu</dc:creator>
    <meta:editing-duration>PT18H27M51S</meta:editing-duration>
    <meta:editing-cycles>6</meta:editing-cycles>
    <meta:generator>OpenOffice.org/3.2$Unix OpenOffice.org_project/320m18$Build-9502</meta:generator>
    <meta:document-statistic meta:object-count="99"/>
  </office:meta>
</office:document-meta>
</file>